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mbria1" svg:font-family="Cambria" style:font-family-generic="roman" style:font-pitch="variable"/>
    <style:font-face style:name="Cambria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Cambria1" fo:font-size="10pt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style:font-name="Candara"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top="0.18cm" fo:margin-bottom="0cm">
        <style:tab-stops>
          <style:tab-stop style:position="0.439cm"/>
          <style:tab-stop style:position="1.723cm"/>
        </style:tab-stops>
      </style:paragraph-properties>
      <style:text-properties style:font-name="Cambria1" fo:font-size="10pt" fo:font-style="normal" style:font-size-asian="10pt" style:font-style-asian="normal" style:font-size-complex="10pt" style:font-style-complex="normal"/>
    </style:style>
    <style:style style:name="P4" style:family="paragraph" style:parent-style-name="Text_20_body" style:list-style-name="L1">
      <style:paragraph-properties fo:margin-top="0.18cm" fo:margin-bottom="0cm">
        <style:tab-stops>
          <style:tab-stop style:position="0.439cm"/>
          <style:tab-stop style:position="1.723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5" style:family="paragraph" style:parent-style-name="Text_20_body" style:list-style-name="L1">
      <style:paragraph-properties fo:margin-top="0.18cm" fo:margin-bottom="0cm">
        <style:tab-stops>
          <style:tab-stop style:position="0.439cm"/>
          <style:tab-stop style:position="2.374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6" style:family="paragraph" style:parent-style-name="Text_20_body" style:list-style-name="L1">
      <style:paragraph-properties fo:margin-top="0.18cm" fo:margin-bottom="0cm">
        <style:tab-stops>
          <style:tab-stop style:position="0.439cm"/>
          <style:tab-stop style:position="2.374cm"/>
        </style:tab-stops>
      </style:paragraph-properties>
      <style:text-properties style:font-name="Cambria1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452cm"/>
          <style:tab-stop style:position="1.603cm"/>
          <style:tab-stop style:position="4.385cm"/>
        </style:tab-stops>
      </style:paragraph-properties>
    </style:style>
    <style:style style:name="P8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452cm"/>
          <style:tab-stop style:position="1.603cm"/>
          <style:tab-stop style:position="2.018cm"/>
          <style:tab-stop style:position="4.505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376cm"/>
          <style:tab-stop style:position="1.528cm"/>
          <style:tab-stop style:position="2.51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452cm"/>
          <style:tab-stop style:position="1.603cm"/>
          <style:tab-stop style:position="2.018cm"/>
          <style:tab-stop style:position="4.251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452cm"/>
          <style:tab-stop style:position="1.603cm"/>
          <style:tab-stop style:position="4.279cm"/>
          <style:tab-stop style:position="4.763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376cm"/>
          <style:tab-stop style:position="1.528cm"/>
          <style:tab-stop style:position="2.51cm"/>
        </style:tab-stops>
      </style:paragraph-properties>
      <style:text-properties style:font-name="Cambria1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font-name="Candara"/>
    </style:style>
    <style:style style:name="T2" style:family="text">
      <style:text-properties style:font-name="Candara"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font-name="Candara" fo:font-size="10pt" style:font-size-asian="10pt" style:font-size-complex="10pt"/>
    </style:style>
    <style:style style:name="T4" style:family="text">
      <style:text-properties style:font-name-asian="Candara" style:font-name-complex="Candara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Candar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zepte der Programmiersprachen, Sommersemester 2012</text:p>
      <text:p text:style-name="P2">Übung zu DRY und Funktionen als Argumente</text:p>
      <text:p text:style-name="Text_20_body"/>
      <text:p text:style-name="P3">Wie können Sie über die Ähnlichkeiten in den folgenden Funktionen abstrahieren?<text:line-break/>Vergleichen Sie auch mit den zugrundeliegenden Datendefinition!</text:p>
      <text:list xml:id="list30616146" text:style-name="L1">
        <text:list-item>
          <text:p text:style-name="P4">(define (distance-from-origin posn)<text:line-break/><text:tab/>(sqrt (+<text:tab/>(sqr (posn-x posn))<text:line-break/><text:tab/><text:tab/>(sqr (posn-y posn)))))</text:p>
          <text:p text:style-name="P5">(define (posn× t posn)<text:line-break/><text:tab/>(make-posn<text:tab/>(× t (posn-x posn))<text:line-break/><text:tab/><text:tab/>(× t (posn-y posn)))</text:p>
          <text:p text:style-name="P5">(define (posn+ posn<text:span text:style-name="T5">1</text:span> posn<text:span text:style-name="T5">2</text:span>)<text:line-break/><text:tab/>(make-posn<text:tab/>(+ (posn-x posn<text:span text:style-name="T5">1</text:span>) (posn-x posn<text:span text:style-name="T5">2</text:span>)<text:line-break/><text:tab/><text:tab/>(+ (posn-y posn<text:span text:style-name="T5">1</text:span>) (posn-y posn<text:span text:style-name="T5">2</text:span>))))</text:p>
          <text:p text:style-name="P6"><text:span text:style-name="T1">(define (posn- posn</text:span><text:span text:style-name="T6">1</text:span><text:span text:style-name="T1"> posn</text:span><text:span text:style-name="T6">2</text:span><text:span text:style-name="T1">)<text:line-break/><text:tab/>(make-posn<text:tab/>(- (posn-x posn</text:span><text:span text:style-name="T6">1</text:span><text:span text:style-name="T1">) (posn-x posn</text:span><text:span text:style-name="T6">2</text:span><text:span text:style-name="T1">)<text:line-break/><text:tab/><text:tab/>(- (posn-y posn</text:span><text:span text:style-name="T6">1</text:span><text:span text:style-name="T1">) (posn-y posn</text:span><text:span text:style-name="T6">2</text:span><text:span text:style-name="T1">))))</text:span> </text:p>
          <text:p text:style-name="P6"/>
        </text:list-item>
        <text:list-item>
          <text:p text:style-name="P7"><text:span text:style-name="T2">(define (shape-center shape)<text:line-break/><text:tab/>(cond<text:tab/>[<text:tab/>(gcircle? Shape)<text:line-break/><text:tab/><text:tab/><text:tab/>(gcircle-center shape)]<text:line-break/><text:tab/><text:tab/>[<text:tab/>(grectangle? Shape)<text:line-break/><text:tab/><text:tab/><text:tab/>(posn</text:span><text:span text:style-name="T3">× </text:span><text:span text:style-name="T2">0.5 (posn+<text:tab/>(grectangle-corner-ul shape)<text:line-break/><text:tab/><text:tab/><text:tab/><text:tab/>(grectangle-corner-dr shape)))]))</text:span> </text:p>
          <text:p text:style-name="P11">(define (move-shape shape delta)<text:line-break/><text:tab/>(cond<text:tab/>[<text:tab/>(gcircle? Shape)<text:line-break/><text:tab/><text:tab/><text:tab/>(make-gcircle (posn+<text:tab/>(gcircle-center shape) delta)<text:line-break/><text:tab/><text:tab/><text:tab/><text:tab/><text:tab/>(gcircle-radius shape))]<text:line-break/><text:tab/><text:tab/>[<text:tab/>(grectangle? Shape)<text:line-break/><text:tab/><text:tab/><text:tab/>(make-grectangle<text:tab/>(posn+ (grectangle-corner-ul shape) delta)<text:line-break/><text:tab/><text:tab/><text:tab/><text:tab/>(posn+ (grectangle-corner-dr shape) delta))]))</text:p>
          <text:p text:style-name="P10">(define (shape-touches-x shape x)<text:line-break/><text:tab/>(cond<text:tab/>[<text:tab/>(gcircle? Shape)<text:line-break/><text:tab/><text:tab/><text:tab/>(<text:span text:style-name="T4">≤</text:span><text:tab/>(abs (- (posn-x<text:tab/>(gcircle-center shape)) x))<text:line-break/><text:tab/><text:tab/><text:tab/><text:tab/><text:tab/>(gcircle-radius shape))]<text:line-break/><text:tab/><text:tab/>[<text:tab/>(grectangle? Shape)<text:line-break/><text:tab/><text:tab/><text:tab/>(<text:span text:style-name="T4">≤</text:span><text:tab/>(posn-x (grectangle-corner-ul shape))<text:line-break/><text:tab/><text:tab/><text:tab/><text:tab/>x<text:line-break/><text:tab/><text:tab/><text:tab/><text:tab/>(posn-x (grectangle-corner-dr shape)))]))</text:p>
          <text:p text:style-name="P8"/>
        </text:list-item>
        <text:list-item>
          <text:p text:style-name="P9">(define (move-moving-shapes list-of-shapes)<text:line-break/><text:tab/>(cond<text:tab/>[<text:tab/>(empty? List-of-shapes)<text:line-break/><text:tab/><text:tab/><text:tab/>empty]<text:line-break/><text:tab/><text:tab/>[<text:tab/>(cons? List-of-shapes)<text:line-break/><text:tab/><text:tab/><text:tab/>(cons<text:tab/>(move-moving-shape (first list-of-shapes))<text:line-break/><text:tab/><text:tab/><text:tab/><text:tab/>(move-moving-shapes (rest list-of-shapes)))]))</text:p>
          <text:p text:style-name="P12"><text:span text:style-name="T1">(define (bounce-moving-shapes list-of-shapes)<text:line-break/><text:tab/>(cond<text:tab/>[<text:tab/>(empty? List-of-shapes)<text:line-break/><text:tab/><text:tab/><text:tab/>empty]<text:line-break/><text:tab/><text:tab/>[<text:tab/>(cons? List-of-shapes)<text:line-break/><text:tab/><text:tab/><text:tab/>(cons<text:tab/>(bounce-moving-shape (first list-of-shapes))<text:line-break/><text:tab/><text:tab/><text:tab/><text:tab/>(bounce-moving-shapes (rest list-of-shapes)))]))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mbria1" svg:font-family="Cambria" style:font-family-generic="roman" style:font-pitch="variable"/>
    <style:font-face style:name="Cambria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Cambria" fo:font-size="10pt" fo:font-weight="normal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5-03T13:15:43.17</meta:creation-date>
    <dc:date>2012-07-05T10:50:07.92</dc:date>
    <dc:creator>Tillmann Rendel</dc:creator>
    <meta:editing-duration>PT08H09M51S</meta:editing-duration>
    <meta:editing-cycles>21</meta:editing-cycles>
    <meta:generator>OpenOffice.org/3.1$Win32 OpenOffice.org_project/310m19$Build-9420</meta:generator>
    <meta:printed-by>Tillmann Rendel</meta:printed-by>
    <meta:print-date>2012-06-21T14:10:12.82</meta:print-date>
    <meta:document-statistic meta:table-count="0" meta:image-count="0" meta:object-count="0" meta:page-count="1" meta:paragraph-count="12" meta:word-count="197" meta:character-count="1803"/>
  </office:meta>
</office:document-meta>
</file>